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826cm"/>
    </style:style>
    <style:style style:name="co2" style:family="table-column">
      <style:table-column-properties fo:break-before="auto" style:column-width="5.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57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4.205cm"/>
    </style:style>
    <style:style style:name="co7" style:family="table-column">
      <style:table-column-properties fo:break-before="auto" style:column-width="3.6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fill="hatch" draw:fill-color="#83caff" draw:fill-hatch-name="Black_20_-45_20_Degrees" draw:fill-hatch-solid="true" draw:textarea-horizontal-align="justify" draw:textarea-vertical-align="middle" draw:auto-grow-height="false" fo:min-height="0.3cm" fo:min-width="0.3cm"/>
    </style:style>
    <style:style style:name="gr3" style:family="graphic">
      <style:graphic-properties draw:fill="hatch" draw:fill-color="#ff8080" draw:fill-hatch-name="Black_20_45_20_Degrees" draw:fill-hatch-solid="true" draw:textarea-horizontal-align="justify" draw:textarea-vertical-align="middle" draw:auto-grow-height="false" fo:min-height="0.3cm" fo:min-width="0.3cm"/>
    </style:style>
    <style:style style:name="gr4" style:family="graphic">
      <style:graphic-properties draw:fill="hatch" draw:fill-color="#ffd320" draw:fill-hatch-name="Black_20_0_20_Degrees" draw:fill-hatch-solid="true" draw:textarea-horizontal-align="justify" draw:textarea-vertical-align="middle" draw:auto-grow-height="false" fo:min-height="0.3cm" fo:min-width="0.3cm"/>
    </style:style>
    <style:style style:name="gr5" style:family="graphic">
      <style:graphic-properties draw:fill="hatch" draw:fill-color="#aecf00" draw:fill-hatch-name="Black_20_90_20_Degrees" draw:fill-hatch-solid="true" draw:textarea-horizontal-align="justify" draw:textarea-vertical-align="middle" draw:auto-grow-height="false" fo:min-height="0.3cm" fo:min-width="0.3cm"/>
    </style:style>
    <style:style style:name="gr6" style:family="graphic">
      <style:graphic-properties draw:stroke="none" svg:stroke-color="#000000" draw:fill="none" draw:fill-color="#ffffff" fo:min-height="0.431cm"/>
      <style:paragraph-properties style:writing-mode="lr-tb"/>
      <style:text-properties fo:font-family="Ubuntu" style:font-pitch="variable" fo:font-size="10pt" style:font-size-asian="10pt" style:font-size-complex="10pt"/>
    </style:style>
    <style:style style:name="gr7" style:family="graphic">
      <style:graphic-properties draw:stroke="none" svg:stroke-color="#000000" draw:fill="none" draw:fill-color="#ffffff" fo:min-height="0.432cm"/>
      <style:paragraph-properties style:writing-mode="lr-tb"/>
      <style:text-properties fo:font-family="Ubuntu" style:font-pitch="variable" fo:font-size="10pt" style:font-size-asian="10pt" style:font-size-complex="10pt"/>
    </style:style>
    <style:style style:name="gr8" style:family="graphic">
      <style:graphic-properties draw:stroke="none" svg:stroke-color="#000000" draw:fill="none" draw:fill-color="#ffffff" fo:min-height="0.397cm"/>
      <style:paragraph-properties style:writing-mode="lr-tb"/>
      <style:text-properties fo:font-family="Ubuntu" style:font-pitch="variable" fo:font-size="10pt" style:font-size-asian="10pt" style:font-size-complex="1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color="#83caff" draw:fill-hatch-name="Black_20_-45_20_Degrees" draw:fill-hatch-solid="true"/>
    </style:style>
    <style:style style:name="P3" style:family="paragraph">
      <loext:graphic-properties draw:fill="hatch" draw:fill-color="#ff8080" draw:fill-hatch-name="Black_20_45_20_Degrees" draw:fill-hatch-solid="true"/>
    </style:style>
    <style:style style:name="P4" style:family="paragraph">
      <loext:graphic-properties draw:fill="hatch" draw:fill-color="#ffd320" draw:fill-hatch-name="Black_20_0_20_Degrees" draw:fill-hatch-solid="true"/>
    </style:style>
    <style:style style:name="P5" style:family="paragraph">
      <loext:graphic-properties draw:fill="hatch" draw:fill-color="#aecf00" draw:fill-hatch-name="Black_20_90_20_Degrees" draw:fill-hatch-solid="true"/>
    </style:style>
    <style:style style:name="P6" style:family="paragraph">
      <loext:graphic-properties draw:fill="none" draw:fill-color="#ffffff"/>
      <style:text-properties fo:font-family="Ubuntu" style:font-pitch="variable" fo:font-size="10pt" style:font-size-asian="10pt" style:font-size-complex="10pt"/>
    </style:style>
    <style:style style:name="T1" style:family="text">
      <style:text-properties fo:font-family="Ubuntu" style:font-pitch="variable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ilha1" table:style-name="ta1">
        <table:shapes>
          <draw:g draw:z-index="0">
            <draw:frame draw:style-name="gr1" draw:text-style-name="P1" svg:width="17.422cm" svg:height="12.298cm" svg:x="52.743cm" svg:y="0.268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  <draw:custom-shape draw:style-name="gr2" draw:text-style-name="P2" svg:width="0.3cm" svg:height="0.3cm" svg:x="65.847cm" svg:y="1.1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svg:width="0.3cm" svg:height="0.3cm" svg:x="65.847cm" svg:y="0.4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4" svg:width="0.3cm" svg:height="0.3cm" svg:x="68.348cm" svg:y="0.4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5" svg:width="0.3cm" svg:height="0.3cm" svg:x="68.348cm" svg:y="1.1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" draw:text-style-name="P6" svg:width="0.838cm" svg:height="0.431cm" svg:x="66.347cm" svg:y="0.401cm">
              <draw:text-box>
                <text:p><text:span text:style-name="T1">k = 1</text:span></text:p>
              </draw:text-box>
            </draw:frame>
            <draw:frame draw:style-name="gr6" draw:text-style-name="P6" svg:width="0.838cm" svg:height="0.431cm" svg:x="66.347cm" svg:y="1.101cm">
              <draw:text-box>
                <text:p><text:span text:style-name="T1">k = 3</text:span></text:p>
              </draw:text-box>
            </draw:frame>
            <draw:frame draw:style-name="gr6" draw:text-style-name="P6" svg:width="0.838cm" svg:height="0.431cm" svg:x="68.849cm" svg:y="0.401cm">
              <draw:text-box>
                <text:p><text:span text:style-name="T1">k = 5</text:span></text:p>
              </draw:text-box>
            </draw:frame>
            <draw:frame draw:style-name="gr6" draw:text-style-name="P6" svg:width="0.838cm" svg:height="0.431cm" svg:x="68.849cm" svg:y="1.101cm">
              <draw:text-box>
                <text:p><text:span text:style-name="T1">k = 7</text:span></text:p>
              </draw:text-box>
            </draw:frame>
          </draw:g>
          <draw:g draw:z-index="1">
            <draw:frame draw:style-name="gr1" draw:text-style-name="P1" svg:width="17.422cm" svg:height="12.298cm" svg:x="72.769cm" svg:y="0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  <draw:custom-shape draw:style-name="gr2" draw:text-style-name="P2" svg:width="0.3cm" svg:height="0.3cm" svg:x="85.897cm" svg:y="2.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svg:width="0.3cm" svg:height="0.3cm" svg:x="85.897cm" svg:y="2.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4" svg:width="0.3cm" svg:height="0.3cm" svg:x="88.398cm" svg:y="2.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5" svg:width="0.3cm" svg:height="0.3cm" svg:x="88.398cm" svg:y="2.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" draw:text-style-name="P6" svg:width="0.838cm" svg:height="0.431cm" svg:x="86.397cm" svg:y="1.99cm">
              <draw:text-box>
                <text:p><text:span text:style-name="T1">k = 1</text:span></text:p>
              </draw:text-box>
            </draw:frame>
            <draw:frame draw:style-name="gr6" draw:text-style-name="P6" svg:width="0.838cm" svg:height="0.431cm" svg:x="86.397cm" svg:y="2.69cm">
              <draw:text-box>
                <text:p><text:span text:style-name="T1">k = 3</text:span></text:p>
              </draw:text-box>
            </draw:frame>
            <draw:frame draw:style-name="gr6" draw:text-style-name="P6" svg:width="0.838cm" svg:height="0.431cm" svg:x="88.899cm" svg:y="1.99cm">
              <draw:text-box>
                <text:p><text:span text:style-name="T1">k = 5</text:span></text:p>
              </draw:text-box>
            </draw:frame>
            <draw:frame draw:style-name="gr6" draw:text-style-name="P6" svg:width="0.838cm" svg:height="0.431cm" svg:x="88.899cm" svg:y="2.69cm">
              <draw:text-box>
                <text:p><text:span text:style-name="T1">k = 7</text:span></text:p>
              </draw:text-box>
            </draw:frame>
          </draw:g>
          <draw:g draw:z-index="2">
            <draw:frame draw:style-name="gr1" draw:text-style-name="P1" svg:width="17.43cm" svg:height="12.299cm" svg:x="39.919cm" svg:y="16.624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  <draw:custom-shape draw:style-name="gr2" draw:text-style-name="P2" svg:width="0.3cm" svg:height="0.3cm" svg:x="52.143cm" svg:y="17.5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svg:width="0.3cm" svg:height="0.3cm" svg:x="52.143cm" svg:y="16.8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6" svg:width="1.55cm" svg:height="0.432cm" svg:x="52.643cm" svg:y="16.803cm">
              <draw:text-box>
                <text:p><text:span text:style-name="T1">FastDTW</text:span></text:p>
              </draw:text-box>
            </draw:frame>
            <draw:frame draw:style-name="gr8" draw:text-style-name="P6" svg:width="4.381cm" svg:height="0.397cm" svg:x="52.643cm" svg:y="17.503cm">
              <draw:text-box>
                <text:p><text:span text:style-name="T1">FastDTW + Dist. Euclidiana</text:span></text:p>
              </draw:text-box>
            </draw:frame>
          </draw:g>
          <draw:g draw:z-index="3">
            <draw:frame draw:style-name="gr1" draw:text-style-name="P1" svg:width="17.43cm" svg:height="12.299cm" svg:x="58.843cm" svg:y="16.307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  <draw:custom-shape draw:style-name="gr2" draw:text-style-name="P2" svg:width="0.3cm" svg:height="0.3cm" svg:x="71.067cm" svg:y="17.2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svg:width="0.3cm" svg:height="0.3cm" svg:x="71.067cm" svg:y="16.5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6" svg:width="1.55cm" svg:height="0.432cm" svg:x="71.567cm" svg:y="16.486cm">
              <draw:text-box>
                <text:p><text:span text:style-name="T1">FastDTW</text:span></text:p>
              </draw:text-box>
            </draw:frame>
            <draw:frame draw:style-name="gr8" draw:text-style-name="P6" svg:width="4.381cm" svg:height="0.397cm" svg:x="71.567cm" svg:y="17.186cm">
              <draw:text-box>
                <text:p><text:span text:style-name="T1">FastDTW + Dist. Euclidiana</text:span></text:p>
              </draw:text-box>
            </draw:fram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6"/>
        <table:table-column table:style-name="co6" table:number-columns-repeated="4" table:default-cell-style-name="ce6"/>
        <table:table-column table:style-name="co7" table:default-cell-style-name="ce6"/>
        <table:table-column table:style-name="co3" table:number-columns-repeated="2" table:default-cell-style-name="ce6"/>
        <table:table-row table:style-name="ro1">
          <table:table-cell table:style-name="ce1" office:value-type="string" calcext:value-type="string" table:number-columns-spanned="4" table:number-rows-spanned="1">
            <text:p>Results 2: standardized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4" table:number-rows-spanned="1">
            <text:p>ACCURACY</text:p>
          </table:table-cell>
          <table:covered-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clusters/class</text:p>
          </table:table-cell>
          <table:table-cell table:style-name="ce6" office:value-type="string" calcext:value-type="string">
            <text:p>k</text:p>
          </table:table-cell>
          <table:table-cell office:value-type="string" calcext:value-type="string">
            <text:p>Euclidean</text:p>
          </table:table-cell>
          <table:table-cell table:style-name="ce6" office:value-type="string" calcext:value-type="string">
            <text:p>FastDTW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cDTW</text:p>
          </table:table-cell>
          <table:table-cell/>
          <table:table-cell office:value-type="string" calcext:value-type="string">
            <text:p>Métricas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FastDTW</text:p>
          </table:table-cell>
          <table:table-cell office:value-type="string" calcext:value-type="string">
            <text:p>cDTW</text:p>
          </table:table-cell>
        </table:table-row>
        <table:table-row table:style-name="ro1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9" office:value-type="float" office:value="0.4571" calcext:value-type="float">
            <text:p>0,4571</text:p>
          </table:table-cell>
          <table:table-cell table:style-name="ce9" office:value-type="float" office:value="0.5429" calcext:value-type="float">
            <text:p>0,5429</text:p>
          </table:table-cell>
          <table:table-cell table:number-columns-repeated="2" table:style-name="ce8" office:value-type="float" office:value="0.5143" calcext:value-type="float">
            <text:p>0,5143</text:p>
          </table:table-cell>
          <table:table-cell/>
          <table:table-cell office:value-type="string" calcext:value-type="string">
            <text:p>Acurácia</text:p>
          </table:table-cell>
          <table:table-cell table:number-columns-repeated="2" table:style-name="ce9" office:value-type="float" office:value="0.5429" calcext:value-type="float">
            <text:p>0,5429</text:p>
          </table:table-cell>
          <table:table-cell office:value-type="float" office:value="0.5429" calcext:value-type="float">
            <text:p>0,5429</text:p>
          </table:table-cell>
          <table:table-cell table:style-name="ce9" office:value-type="float" office:value="0.6571" calcext:value-type="float">
            <text:p>0,6571</text:p>
          </table:table-cell>
        </table:table-row>
        <table:table-row table:style-name="ro1">
          <table:table-cell table:style-name="ce2"/>
          <table:table-cell table:style-name="ce6" office:value-type="float" office:value="3" calcext:value-type="float">
            <text:p>3</text:p>
          </table:table-cell>
          <table:table-cell table:style-name="ce9" office:value-type="float" office:value="0.2857" calcext:value-type="float">
            <text:p>0,2857</text:p>
          </table:table-cell>
          <table:table-cell table:style-name="ce9" office:value-type="float" office:value="0.3429" calcext:value-type="float">
            <text:p>0,3429</text:p>
          </table:table-cell>
          <table:table-cell table:style-name="ce8" office:value-type="float" office:value="0.1714" calcext:value-type="float">
            <text:p>0,1714</text:p>
          </table:table-cell>
          <table:table-cell table:style-name="ce8" office:value-type="float" office:value="0.3143" calcext:value-type="float">
            <text:p>0,3143</text:p>
          </table:table-cell>
          <table:table-cell/>
          <table:table-cell office:value-type="string" calcext:value-type="string">
            <text:p>Precisão</text:p>
          </table:table-cell>
          <table:table-cell table:style-name="ce9" office:value-type="float" office:value="0.6763" calcext:value-type="float">
            <text:p>0,6763</text:p>
          </table:table-cell>
          <table:table-cell table:style-name="ce9" office:value-type="float" office:value="0.5588" calcext:value-type="float">
            <text:p>0,5588</text:p>
          </table:table-cell>
          <table:table-cell table:style-name="ce9" office:value-type="float" office:value="0.6984" calcext:value-type="float">
            <text:p>0,6984</text:p>
          </table:table-cell>
          <table:table-cell table:style-name="ce9" office:value-type="float" office:value="0.681" calcext:value-type="float">
            <text:p>0,6810</text:p>
          </table:table-cell>
        </table:table-row>
        <table:table-row table:style-name="ro1">
          <table:table-cell table:style-name="ce3" office:value-type="string" calcext:value-type="string">
            <text:p>1 <text:s text:c="4"/>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0.1714" calcext:value-type="float">
            <text:p>0,1714</text:p>
          </table:table-cell>
          <table:table-cell table:style-name="ce9" office:value-type="float" office:value="0.2286" calcext:value-type="float">
            <text:p>0,2286</text:p>
          </table:table-cell>
          <table:table-cell table:style-name="ce8" office:value-type="float" office:value="0.2857" calcext:value-type="float">
            <text:p>0,2857</text:p>
          </table:table-cell>
          <table:table-cell table:style-name="ce8" office:value-type="float" office:value="0.2286" calcext:value-type="float">
            <text:p>0,2286</text:p>
          </table:table-cell>
          <table:table-cell/>
          <table:table-cell office:value-type="string" calcext:value-type="string">
            <text:p>Recall</text:p>
          </table:table-cell>
          <table:table-cell table:number-columns-repeated="3" table:style-name="ce9" office:value-type="float" office:value="0.5429" calcext:value-type="float">
            <text:p>0,5429</text:p>
          </table:table-cell>
          <table:table-cell table:style-name="ce9" office:value-type="float" office:value="0.6571" calcext:value-type="float">
            <text:p>0,6571</text:p>
          </table:table-cell>
        </table:table-row>
        <table:table-row table:style-name="ro1">
          <table:table-cell table:style-name="ce2"/>
          <table:table-cell table:style-name="ce6" office:value-type="float" office:value="7" calcext:value-type="float">
            <text:p>7</text:p>
          </table:table-cell>
          <table:table-cell table:style-name="ce9" office:value-type="float" office:value="0.1714" calcext:value-type="float">
            <text:p>0,1714</text:p>
          </table:table-cell>
          <table:table-cell table:style-name="ce9" office:value-type="float" office:value="0.0857" calcext:value-type="float">
            <text:p>0,0857</text:p>
          </table:table-cell>
          <table:table-cell table:style-name="ce8" office:value-type="float" office:value="0.1429" calcext:value-type="float">
            <text:p>0,1429</text:p>
          </table:table-cell>
          <table:table-cell table:style-name="ce8" office:value-type="float" office:value="0.1143" calcext:value-type="float">
            <text:p>0,1143</text:p>
          </table:table-cell>
          <table:table-cell/>
          <table:table-cell office:value-type="string" calcext:value-type="string">
            <text:p>F1-Score</text:p>
          </table:table-cell>
          <table:table-cell table:style-name="ce9" office:value-type="float" office:value="0.5445" calcext:value-type="float">
            <text:p>0,5445</text:p>
          </table:table-cell>
          <table:table-cell table:style-name="ce9" office:value-type="float" office:value="0.542" calcext:value-type="float">
            <text:p>0,5420</text:p>
          </table:table-cell>
          <table:table-cell table:style-name="ce9" office:value-type="float" office:value="0.5425" calcext:value-type="float">
            <text:p>0,5425</text:p>
          </table:table-cell>
          <table:table-cell table:style-name="ce9" office:value-type="float" office:value="0.6604" calcext:value-type="float">
            <text:p>0,6604</text:p>
          </table:table-cell>
        </table:table-row>
        <table:table-row table:style-name="ro1">
          <table:table-cell table:style-name="ce2"/>
          <table:table-cell table:style-name="ce6"/>
          <table:table-cell table:style-name="ce9" table:number-columns-repeated="2"/>
          <table:table-cell table:style-name="ce8" table:number-columns-repeated="2"/>
          <table:table-cell/>
          <table:table-cell office:value-type="string" calcext:value-type="string">
            <text:p>Tempo (segs)</text:p>
          </table:table-cell>
          <table:table-cell table:style-name="ce9" office:value-type="float" office:value="0.072" calcext:value-type="float">
            <text:p>0,0720</text:p>
          </table:table-cell>
          <table:table-cell table:style-name="ce9" office:value-type="float" office:value="0.1729" calcext:value-type="float">
            <text:p>0,1729</text:p>
          </table:table-cell>
          <table:table-cell table:style-name="ce9" office:value-type="float" office:value="42.5377" calcext:value-type="float">
            <text:p>42,5377</text:p>
          </table:table-cell>
          <table:table-cell table:style-name="ce9" office:value-type="float" office:value="0.3329" calcext:value-type="float">
            <text:p>0,3329</text:p>
          </table:table-cell>
        </table:table-row>
        <table:table-row table:style-name="ro1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9" office:value-type="float" office:value="0.4286" calcext:value-type="float">
            <text:p>0,4286</text:p>
          </table:table-cell>
          <table:table-cell table:style-name="ce9" office:value-type="float" office:value="0.4857" calcext:value-type="float">
            <text:p>0,4857</text:p>
          </table:table-cell>
          <table:table-cell table:style-name="ce8" office:value-type="float" office:value="0.5143" calcext:value-type="float">
            <text:p>0,5143</text:p>
          </table:table-cell>
          <table:table-cell table:style-name="ce8" office:value-type="float" office:value="0.6571" calcext:value-type="float">
            <text:p>0,6571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6" office:value-type="float" office:value="3" calcext:value-type="float">
            <text:p>3</text:p>
          </table:table-cell>
          <table:table-cell table:style-name="ce9" office:value-type="float" office:value="0.4571" calcext:value-type="float">
            <text:p>0,4571</text:p>
          </table:table-cell>
          <table:table-cell table:style-name="ce9" office:value-type="float" office:value="0.4" calcext:value-type="float">
            <text:p>0,4000</text:p>
          </table:table-cell>
          <table:table-cell table:number-columns-repeated="2" table:style-name="ce8" office:value-type="float" office:value="0.5143" calcext:value-type="float">
            <text:p>0,5143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2 <text:s text:c="4"/>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0.3714" calcext:value-type="float">
            <text:p>0,3714</text:p>
          </table:table-cell>
          <table:table-cell table:style-name="ce9" office:value-type="float" office:value="0.2857" calcext:value-type="float">
            <text:p>0,2857</text:p>
          </table:table-cell>
          <table:table-cell table:style-name="ce8" office:value-type="float" office:value="0.3429" calcext:value-type="float">
            <text:p>0,3429</text:p>
          </table:table-cell>
          <table:table-cell table:style-name="ce8" office:value-type="float" office:value="0.5429" calcext:value-type="float">
            <text:p>0,5429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6" office:value-type="float" office:value="7" calcext:value-type="float">
            <text:p>7</text:p>
          </table:table-cell>
          <table:table-cell table:style-name="ce9" office:value-type="float" office:value="0.2286" calcext:value-type="float">
            <text:p>0,2286</text:p>
          </table:table-cell>
          <table:table-cell table:style-name="ce9" office:value-type="float" office:value="0.2" calcext:value-type="float">
            <text:p>0,2000</text:p>
          </table:table-cell>
          <table:table-cell table:style-name="ce8" office:value-type="float" office:value="0.3429" calcext:value-type="float">
            <text:p>0,3429</text:p>
          </table:table-cell>
          <table:table-cell table:style-name="ce8" office:value-type="float" office:value="0.4" calcext:value-type="float">
            <text:p>0,4000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6"/>
          <table:table-cell table:style-name="ce9" table:number-columns-repeated="2"/>
          <table:table-cell table:style-name="ce8" table:number-columns-repeated="2"/>
          <table:table-cell table:number-columns-repeated="6"/>
        </table:table-row>
        <table:table-row table:style-name="ro1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9" office:value-type="float" office:value="0.4286" calcext:value-type="float">
            <text:p>0,4286</text:p>
          </table:table-cell>
          <table:table-cell table:style-name="ce9" office:value-type="float" office:value="0.5143" calcext:value-type="float">
            <text:p>0,5143</text:p>
          </table:table-cell>
          <table:table-cell table:style-name="ce8" office:value-type="float" office:value="0.4286" calcext:value-type="float">
            <text:p>0,4286</text:p>
          </table:table-cell>
          <table:table-cell table:style-name="ce8" office:value-type="float" office:value="0.6" calcext:value-type="float">
            <text:p>0,6000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6" office:value-type="float" office:value="3" calcext:value-type="float">
            <text:p>3</text:p>
          </table:table-cell>
          <table:table-cell table:style-name="ce9" office:value-type="float" office:value="0.4286" calcext:value-type="float">
            <text:p>0,4286</text:p>
          </table:table-cell>
          <table:table-cell table:style-name="ce9" office:value-type="float" office:value="0.4857" calcext:value-type="float">
            <text:p>0,4857</text:p>
          </table:table-cell>
          <table:table-cell table:style-name="ce8" office:value-type="float" office:value="0.4286" calcext:value-type="float">
            <text:p>0,4286</text:p>
          </table:table-cell>
          <table:table-cell table:style-name="ce8" office:value-type="float" office:value="0.5143" calcext:value-type="float">
            <text:p>0,5143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3 <text:s text:c="4"/>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0.4" calcext:value-type="float">
            <text:p>0,4000</text:p>
          </table:table-cell>
          <table:table-cell table:style-name="ce9" office:value-type="float" office:value="0.4571" calcext:value-type="float">
            <text:p>0,4571</text:p>
          </table:table-cell>
          <table:table-cell table:style-name="ce8" office:value-type="float" office:value="0.3429" calcext:value-type="float">
            <text:p>0,3429</text:p>
          </table:table-cell>
          <table:table-cell table:style-name="ce8" office:value-type="float" office:value="0.4571" calcext:value-type="float">
            <text:p>0,4571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6" office:value-type="float" office:value="7" calcext:value-type="float">
            <text:p>7</text:p>
          </table:table-cell>
          <table:table-cell table:style-name="ce9" office:value-type="float" office:value="0.4857" calcext:value-type="float">
            <text:p>0,4857</text:p>
          </table:table-cell>
          <table:table-cell table:style-name="ce9" office:value-type="float" office:value="0.4286" calcext:value-type="float">
            <text:p>0,4286</text:p>
          </table:table-cell>
          <table:table-cell table:style-name="ce8" office:value-type="float" office:value="0.4" calcext:value-type="float">
            <text:p>0,4000</text:p>
          </table:table-cell>
          <table:table-cell table:style-name="ce8" office:value-type="float" office:value="0.4857" calcext:value-type="float">
            <text:p>0,4857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6"/>
          <table:table-cell table:style-name="ce9" table:number-columns-repeated="2"/>
          <table:table-cell table:style-name="ce8" table:number-columns-repeated="2"/>
          <table:table-cell table:number-columns-repeated="6"/>
        </table:table-row>
        <table:table-row table:style-name="ro1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9" office:value-type="float" office:value="0.5143" calcext:value-type="float">
            <text:p>0,5143</text:p>
          </table:table-cell>
          <table:table-cell table:style-name="ce9" office:value-type="float" office:value="0.4" calcext:value-type="float">
            <text:p>0,4000</text:p>
          </table:table-cell>
          <table:table-cell table:number-columns-repeated="2" table:style-name="ce8" office:value-type="float" office:value="0.5143" calcext:value-type="float">
            <text:p>0,5143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6" office:value-type="float" office:value="3" calcext:value-type="float">
            <text:p>3</text:p>
          </table:table-cell>
          <table:table-cell table:number-columns-repeated="2" table:style-name="ce9" office:value-type="float" office:value="0.4857" calcext:value-type="float">
            <text:p>0,4857</text:p>
          </table:table-cell>
          <table:table-cell table:style-name="ce8" office:value-type="float" office:value="0.4286" calcext:value-type="float">
            <text:p>0,4286</text:p>
          </table:table-cell>
          <table:table-cell table:style-name="ce8" office:value-type="float" office:value="0.4857" calcext:value-type="float">
            <text:p>0,4857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4 <text:s text:c="4"/>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9" office:value-type="float" office:value="0.4857" calcext:value-type="float">
            <text:p>0,4857</text:p>
          </table:table-cell>
          <table:table-cell table:style-name="ce8" office:value-type="float" office:value="0.4" calcext:value-type="float">
            <text:p>0,4000</text:p>
          </table:table-cell>
          <table:table-cell table:style-name="ce8" office:value-type="float" office:value="0.4571" calcext:value-type="float">
            <text:p>0,4571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6" office:value-type="float" office:value="7" calcext:value-type="float">
            <text:p>7</text:p>
          </table:table-cell>
          <table:table-cell table:style-name="ce9" office:value-type="float" office:value="0.4" calcext:value-type="float">
            <text:p>0,4000</text:p>
          </table:table-cell>
          <table:table-cell table:style-name="ce9" office:value-type="float" office:value="0.5143" calcext:value-type="float">
            <text:p>0,5143</text:p>
          </table:table-cell>
          <table:table-cell table:style-name="ce8" office:value-type="float" office:value="0.3714" calcext:value-type="float">
            <text:p>0,3714</text:p>
          </table:table-cell>
          <table:table-cell table:style-name="ce8" office:value-type="float" office:value="0.5143" calcext:value-type="float">
            <text:p>0,5143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6"/>
          <table:table-cell table:style-name="ce9" table:number-columns-repeated="2"/>
          <table:table-cell table:style-name="ce8" table:number-columns-repeated="2"/>
          <table:table-cell table:number-columns-repeated="6"/>
        </table:table-row>
        <table:table-row table:style-name="ro1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9" office:value-type="float" office:value="0.5429" calcext:value-type="float">
            <text:p>0,5429</text:p>
          </table:table-cell>
          <table:table-cell table:style-name="ce9" office:value-type="float" office:value="0.5143" calcext:value-type="float">
            <text:p>0,5143</text:p>
          </table:table-cell>
          <table:table-cell table:number-columns-repeated="2" table:style-name="ce8" office:value-type="float" office:value="0.5429" calcext:value-type="float">
            <text:p>0,5429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6" office:value-type="float" office:value="3" calcext:value-type="float">
            <text:p>3</text:p>
          </table:table-cell>
          <table:table-cell table:style-name="ce9" office:value-type="float" office:value="0.5143" calcext:value-type="float">
            <text:p>0,5143</text:p>
          </table:table-cell>
          <table:table-cell table:style-name="ce9" office:value-type="float" office:value="0.4857" calcext:value-type="float">
            <text:p>0,4857</text:p>
          </table:table-cell>
          <table:table-cell table:style-name="ce8" office:value-type="float" office:value="0.5429" calcext:value-type="float">
            <text:p>0,5429</text:p>
          </table:table-cell>
          <table:table-cell table:style-name="ce8" office:value-type="float" office:value="0.5143" calcext:value-type="float">
            <text:p>0,5143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5 <text:s text:c="4"/>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0.4286" calcext:value-type="float">
            <text:p>0,4286</text:p>
          </table:table-cell>
          <table:table-cell table:style-name="ce9" office:value-type="float" office:value="0.5143" calcext:value-type="float">
            <text:p>0,5143</text:p>
          </table:table-cell>
          <table:table-cell table:style-name="ce8" office:value-type="float" office:value="0.5429" calcext:value-type="float">
            <text:p>0,5429</text:p>
          </table:table-cell>
          <table:table-cell table:style-name="ce8" office:value-type="float" office:value="0.4857" calcext:value-type="float">
            <text:p>0,4857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6" office:value-type="float" office:value="7" calcext:value-type="float">
            <text:p>7</text:p>
          </table:table-cell>
          <table:table-cell table:style-name="ce9" office:value-type="float" office:value="0.4286" calcext:value-type="float">
            <text:p>0,4286</text:p>
          </table:table-cell>
          <table:table-cell table:style-name="ce9" office:value-type="float" office:value="0.4857" calcext:value-type="float">
            <text:p>0,4857</text:p>
          </table:table-cell>
          <table:table-cell table:style-name="ce8" office:value-type="float" office:value="0.4571" calcext:value-type="float">
            <text:p>0,4571</text:p>
          </table:table-cell>
          <table:table-cell table:style-name="ce8" office:value-type="float" office:value="0.5143" calcext:value-type="float">
            <text:p>0,5143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4" table:number-rows-spanned="1">
            <text:p>Results 3: standardized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lusters/class</text:p>
          </table:table-cell>
          <table:table-cell table:style-name="ce6"/>
          <table:table-cell office:value-type="string" calcext:value-type="string">
            <text:p>acurácia</text:p>
          </table:table-cell>
          <table:table-cell table:style-name="ce6" office:value-type="string" calcext:value-type="string">
            <text:p>precisão</text:p>
          </table:table-cell>
          <table:table-cell/>
          <table:table-cell table:style-name="ce7" office:value-type="string" calcext:value-type="string">
            <text:p>Clusters / classe</text:p>
          </table:table-cell>
          <table:table-cell table:style-name="ce7" office:value-type="string" calcext:value-type="string">
            <text:p>FastDTW + Manhattan</text:p>
          </table:table-cell>
          <table:table-cell table:style-name="ce7" office:value-type="string" calcext:value-type="string">
            <text:p>FastDTW + Euclidiana</text:p>
          </table:table-cell>
          <table:table-cell table:style-name="ce7" office:value-type="string" calcext:value-type="string">
            <text:p>cDTW + Manhattan</text:p>
          </table:table-cell>
          <table:table-cell table:style-name="ce7" office:value-type="string" calcext:value-type="string">
            <text:p>cDTW + Euclidiana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6" office:value-type="string" calcext:value-type="string">
            <text:p>FastDTW</text:p>
          </table:table-cell>
          <table:table-cell table:style-name="ce9" office:value-type="float" office:value="0.5714" calcext:value-type="float">
            <text:p>0,5714</text:p>
          </table:table-cell>
          <table:table-cell table:style-name="ce6" office:value-type="float" office:value="0.6153" calcext:value-type="float">
            <text:p>0,6153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float" office:value="0.5714" calcext:value-type="float">
            <text:p>0,5714</text:p>
          </table:table-cell>
          <table:table-cell table:style-name="ce8" office:value-type="float" office:value="0.5429" calcext:value-type="float">
            <text:p>0,5429</text:p>
          </table:table-cell>
          <table:table-cell table:style-name="ce10" office:value-type="float" office:value="0.6" calcext:value-type="float">
            <text:p>0,6000</text:p>
          </table:table-cell>
          <table:table-cell table:style-name="ce8" office:value-type="float" office:value="0.5714" calcext:value-type="float">
            <text:p>0,5714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1 <text:s text:c="8"/></text:p>
          </table:table-cell>
          <table:table-cell table:style-name="ce6" office:value-type="string" calcext:value-type="string">
            <text:p>FastDTW + Euclidian</text:p>
          </table:table-cell>
          <table:table-cell table:style-name="ce9" office:value-type="float" office:value="0.5429" calcext:value-type="float">
            <text:p>0,5429</text:p>
          </table:table-cell>
          <table:table-cell table:style-name="ce6" office:value-type="float" office:value="0.6571" calcext:value-type="float">
            <text:p>0,657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table:style-name="ce10" office:value-type="float" office:value="0.6857" calcext:value-type="float">
            <text:p>0,6857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6"/>
          <table:table-cell table:style-name="ce9"/>
          <table:table-cell table:style-name="ce6"/>
          <table:table-cell/>
          <table:table-cell office:value-type="float" office:value="3" calcext:value-type="float">
            <text:p>3</text:p>
          </table:table-cell>
          <table:table-cell table:style-name="ce8" office:value-type="float" office:value="0.6" calcext:value-type="float">
            <text:p>0,6000</text:p>
          </table:table-cell>
          <table:table-cell table:style-name="ce10" office:value-type="float" office:value="0.6286" calcext:value-type="float">
            <text:p>0,6286</text:p>
          </table:table-cell>
          <table:table-cell table:style-name="ce8" office:value-type="float" office:value="0.5714" calcext:value-type="float">
            <text:p>0,5714</text:p>
          </table:table-cell>
          <table:table-cell table:style-name="ce8" office:value-type="float" office:value="0.5429" calcext:value-type="float">
            <text:p>0,5429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6" office:value-type="string" calcext:value-type="string">
            <text:p>FastDTW</text:p>
          </table:table-cell>
          <table:table-cell table:style-name="ce9" office:value-type="float" office:value="0.5714" calcext:value-type="float">
            <text:p>0,5714</text:p>
          </table:table-cell>
          <table:table-cell table:style-name="ce6" office:value-type="float" office:value="0.6214" calcext:value-type="float">
            <text:p>0,62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" office:value-type="float" office:value="0.6857" calcext:value-type="float">
            <text:p>0,6857</text:p>
          </table:table-cell>
          <table:table-cell table:number-columns-repeated="2" table:style-name="ce8" office:value-type="float" office:value="0.5714" calcext:value-type="float">
            <text:p>0,5714</text:p>
          </table:table-cell>
          <table:table-cell table:style-name="ce8" office:value-type="float" office:value="0.5429" calcext:value-type="float">
            <text:p>0,5429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2 <text:s text:c="8"/></text:p>
          </table:table-cell>
          <table:table-cell table:style-name="ce6" office:value-type="string" calcext:value-type="string">
            <text:p>FastDTW + Euclidian</text:p>
          </table:table-cell>
          <table:table-cell table:style-name="ce9" office:value-type="float" office:value="0.6857" calcext:value-type="float">
            <text:p>0,6857</text:p>
          </table:table-cell>
          <table:table-cell table:style-name="ce6" office:value-type="float" office:value="0.7422" calcext:value-type="float">
            <text:p>0,7422</text:p>
          </table:table-cell>
          <table:table-cell/>
          <table:table-cell office:value-type="float" office:value="5" calcext:value-type="float">
            <text:p>5</text:p>
          </table:table-cell>
          <table:table-cell table:style-name="ce10" office:value-type="float" office:value="0.6571" calcext:value-type="float">
            <text:p>0,6571</text:p>
          </table:table-cell>
          <table:table-cell table:style-name="ce8" office:value-type="float" office:value="0.6286" calcext:value-type="float">
            <text:p>0,6286</text:p>
          </table:table-cell>
          <table:table-cell table:number-columns-repeated="2" table:style-name="ce8" office:value-type="float" office:value="0.5714" calcext:value-type="float">
            <text:p>0,5714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6"/>
          <table:table-cell table:style-name="ce9"/>
          <table:table-cell table:style-name="ce6"/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FastDTW</text:p>
          </table:table-cell>
          <table:table-cell table:style-name="ce9" office:value-type="float" office:value="0.5714" calcext:value-type="float">
            <text:p>0,5714</text:p>
          </table:table-cell>
          <table:table-cell table:style-name="ce6" office:value-type="float" office:value="0.6827" calcext:value-type="float">
            <text:p>0,6827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3 <text:s text:c="8"/></text:p>
          </table:table-cell>
          <table:table-cell table:style-name="ce6" office:value-type="string" calcext:value-type="string">
            <text:p>FastDTW + Euclidian</text:p>
          </table:table-cell>
          <table:table-cell table:style-name="ce9" office:value-type="float" office:value="0.6286" calcext:value-type="float">
            <text:p>0,6286</text:p>
          </table:table-cell>
          <table:table-cell table:style-name="ce9" office:value-type="float" office:value="0.6707" calcext:value-type="float">
            <text:p>0,6707</text:p>
          </table:table-cell>
          <table:table-cell table:number-columns-repeated="8"/>
        </table:table-row>
        <table:table-row table:style-name="ro1">
          <table:table-cell/>
          <table:table-cell table:style-name="ce6"/>
          <table:table-cell table:style-name="ce9" table:number-columns-repeated="2"/>
          <table:table-cell/>
          <table:table-cell table:style-name="ce7" office:value-type="string" calcext:value-type="string">
            <text:p>Métricas</text:p>
          </table:table-cell>
          <table:table-cell table:style-name="ce7" office:value-type="string" calcext:value-type="string">
            <text:p>FastDTW + Manhattan</text:p>
          </table:table-cell>
          <table:table-cell table:style-name="ce7" office:value-type="string" calcext:value-type="string">
            <text:p>FastDTW + Euclidiana</text:p>
          </table:table-cell>
          <table:table-cell table:style-name="ce7" office:value-type="string" calcext:value-type="string">
            <text:p>cDTW + Manhattan</text:p>
          </table:table-cell>
          <table:table-cell table:style-name="ce7" office:value-type="string" calcext:value-type="string">
            <text:p>cDTW + Euclidiana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FastDTW</text:p>
          </table:table-cell>
          <table:table-cell table:style-name="ce9" office:value-type="float" office:value="0.6571" calcext:value-type="float">
            <text:p>0,6571</text:p>
          </table:table-cell>
          <table:table-cell table:style-name="ce6" office:value-type="float" office:value="0.6279" calcext:value-type="float">
            <text:p>0,6279</text:p>
          </table:table-cell>
          <table:table-cell/>
          <table:table-cell office:value-type="string" calcext:value-type="string">
            <text:p>Acurácia</text:p>
          </table:table-cell>
          <table:table-cell table:number-columns-repeated="4" table:style-name="ce9" office:value-type="float" office:value="0.6857" calcext:value-type="float">
            <text:p>0,685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4 <text:s text:c="8"/></text:p>
          </table:table-cell>
          <table:table-cell table:style-name="ce6" office:value-type="string" calcext:value-type="string">
            <text:p>FastDTW + Euclidian</text:p>
          </table:table-cell>
          <table:table-cell table:style-name="ce9" office:value-type="float" office:value="0.5714" calcext:value-type="float">
            <text:p>0,5714</text:p>
          </table:table-cell>
          <table:table-cell table:style-name="ce9" office:value-type="float" office:value="0.7374" calcext:value-type="float">
            <text:p>0,7374</text:p>
          </table:table-cell>
          <table:table-cell/>
          <table:table-cell office:value-type="string" calcext:value-type="string">
            <text:p>Precisão</text:p>
          </table:table-cell>
          <table:table-cell table:number-columns-repeated="2" table:style-name="ce9" office:value-type="float" office:value="0.7422" calcext:value-type="float">
            <text:p>0,7422</text:p>
          </table:table-cell>
          <table:table-cell table:number-columns-repeated="2" table:style-name="ce9" office:value-type="float" office:value="0.7488" calcext:value-type="float">
            <text:p>0,7488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9" table:number-columns-repeated="2"/>
          <table:table-cell/>
          <table:table-cell office:value-type="string" calcext:value-type="string">
            <text:p>Recall</text:p>
          </table:table-cell>
          <table:table-cell table:number-columns-repeated="4" table:style-name="ce9" office:value-type="float" office:value="0.6857" calcext:value-type="float">
            <text:p>0,6857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FastDTW</text:p>
          </table:table-cell>
          <table:table-cell table:style-name="ce9" office:value-type="float" office:value="0.5429" calcext:value-type="float">
            <text:p>0,5429</text:p>
          </table:table-cell>
          <table:table-cell table:style-name="ce6" office:value-type="float" office:value="0.6241" calcext:value-type="float">
            <text:p>0,6241</text:p>
          </table:table-cell>
          <table:table-cell/>
          <table:table-cell office:value-type="string" calcext:value-type="string">
            <text:p>F1-Score</text:p>
          </table:table-cell>
          <table:table-cell table:number-columns-repeated="2" table:style-name="ce9" office:value-type="float" office:value="0.6961" calcext:value-type="float">
            <text:p>0,6961</text:p>
          </table:table-cell>
          <table:table-cell table:number-columns-repeated="2" table:style-name="ce9" office:value-type="float" office:value="0.6984" calcext:value-type="float">
            <text:p>0,698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5 <text:s text:c="8"/></text:p>
          </table:table-cell>
          <table:table-cell table:style-name="ce6" office:value-type="string" calcext:value-type="string">
            <text:p>FastDTW + Euclidian</text:p>
          </table:table-cell>
          <table:table-cell table:style-name="ce9" office:value-type="float" office:value="0.6286" calcext:value-type="float">
            <text:p>0,6286</text:p>
          </table:table-cell>
          <table:table-cell table:style-name="ce9" office:value-type="float" office:value="0.7095" calcext:value-type="float">
            <text:p>0,7095</text:p>
          </table:table-cell>
          <table:table-cell/>
          <table:table-cell office:value-type="string" calcext:value-type="string">
            <text:p>Tempo (segs)</text:p>
          </table:table-cell>
          <table:table-cell table:style-name="ce9" office:value-type="float" office:value="70.0836" calcext:value-type="float">
            <text:p>70,0836</text:p>
          </table:table-cell>
          <table:table-cell table:style-name="ce9" office:value-type="float" office:value="74.6491" calcext:value-type="float">
            <text:p>74,6491</text:p>
          </table:table-cell>
          <table:table-cell table:style-name="ce9" office:value-type="float" office:value="0.4949" calcext:value-type="float">
            <text:p>0,4949</text:p>
          </table:table-cell>
          <table:table-cell table:style-name="ce9" office:value-type="float" office:value="0.3926" calcext:value-type="float">
            <text:p>0,3926</text:p>
          </table:table-cell>
          <table:table-cell table:number-columns-repeated="2"/>
        </table:table-row>
        <table:table-row table:style-name="ro1" table:number-rows-repeated="2">
          <table:table-cell table:style-name="ce2"/>
          <table:table-cell table:style-name="ce6"/>
          <table:table-cell table:style-name="ce9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clusters/class</text:p>
          </table:table-cell>
          <table:table-cell table:style-name="ce7"/>
          <table:table-cell table:style-name="ce7" office:value-type="string" calcext:value-type="string">
            <text:p>acurácia</text:p>
          </table:table-cell>
          <table:table-cell table:style-name="ce7" office:value-type="string" calcext:value-type="string">
            <text:p>precisão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cDTW</text:p>
          </table:table-cell>
          <table:table-cell table:style-name="ce9" office:value-type="float" office:value="0.5143" calcext:value-type="float">
            <text:p>0,5143</text:p>
          </table:table-cell>
          <table:table-cell table:style-name="ce8" office:value-type="float" office:value="0.4588" calcext:value-type="float">
            <text:p>0,4588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1 <text:s text:c="8"/></text:p>
          </table:table-cell>
          <table:table-cell table:style-name="ce6" office:value-type="string" calcext:value-type="string">
            <text:p>cDTW + Euclidian</text:p>
          </table:table-cell>
          <table:table-cell table:style-name="ce9" office:value-type="float" office:value="0.5714" calcext:value-type="float">
            <text:p>0,5714</text:p>
          </table:table-cell>
          <table:table-cell table:style-name="ce8" office:value-type="float" office:value="0.5833" calcext:value-type="float">
            <text:p>0,5833</text:p>
          </table:table-cell>
          <table:table-cell table:number-columns-repeated="8"/>
        </table:table-row>
        <table:table-row table:style-name="ro1">
          <table:table-cell/>
          <table:table-cell table:style-name="ce6"/>
          <table:table-cell table:style-name="ce9"/>
          <table:table-cell table:style-name="ce8"/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cDTW</text:p>
          </table:table-cell>
          <table:table-cell table:style-name="ce9" office:value-type="float" office:value="0.6571" calcext:value-type="float">
            <text:p>0,6571</text:p>
          </table:table-cell>
          <table:table-cell table:style-name="ce8" office:value-type="float" office:value="0.681" calcext:value-type="float">
            <text:p>0,681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2 <text:s text:c="8"/></text:p>
          </table:table-cell>
          <table:table-cell table:style-name="ce6" office:value-type="string" calcext:value-type="string">
            <text:p>cDTW + Euclidian</text:p>
          </table:table-cell>
          <table:table-cell table:style-name="ce9" office:value-type="float" office:value="0.6857" calcext:value-type="float">
            <text:p>0,6857</text:p>
          </table:table-cell>
          <table:table-cell table:style-name="ce8" office:value-type="float" office:value="0.7488" calcext:value-type="float">
            <text:p>0,7488</text:p>
          </table:table-cell>
          <table:table-cell table:number-columns-repeated="8"/>
        </table:table-row>
        <table:table-row table:style-name="ro1">
          <table:table-cell/>
          <table:table-cell table:style-name="ce6"/>
          <table:table-cell table:style-name="ce9"/>
          <table:table-cell table:style-name="ce8"/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cDTW</text:p>
          </table:table-cell>
          <table:table-cell table:style-name="ce9" office:value-type="float" office:value="0.6" calcext:value-type="float">
            <text:p>0,6000</text:p>
          </table:table-cell>
          <table:table-cell table:style-name="ce8" office:value-type="float" office:value="0.6422" calcext:value-type="float">
            <text:p>0,6422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3 <text:s text:c="8"/></text:p>
          </table:table-cell>
          <table:table-cell table:style-name="ce6" office:value-type="string" calcext:value-type="string">
            <text:p>cDTW + Euclidian</text:p>
          </table:table-cell>
          <table:table-cell table:style-name="ce9" office:value-type="float" office:value="0.5429" calcext:value-type="float">
            <text:p>0,5429</text:p>
          </table:table-cell>
          <table:table-cell table:style-name="ce8" office:value-type="float" office:value="0.6112" calcext:value-type="float">
            <text:p>0,6112</text:p>
          </table:table-cell>
          <table:table-cell table:number-columns-repeated="8"/>
        </table:table-row>
        <table:table-row table:style-name="ro1">
          <table:table-cell/>
          <table:table-cell table:style-name="ce6"/>
          <table:table-cell table:style-name="ce9"/>
          <table:table-cell table:style-name="ce8"/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cDTW</text:p>
          </table:table-cell>
          <table:table-cell table:style-name="ce9" office:value-type="float" office:value="0.5143" calcext:value-type="float">
            <text:p>0,5143</text:p>
          </table:table-cell>
          <table:table-cell table:style-name="ce8" office:value-type="float" office:value="0.5548" calcext:value-type="float">
            <text:p>0,5548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4 <text:s text:c="8"/></text:p>
          </table:table-cell>
          <table:table-cell table:style-name="ce6" office:value-type="string" calcext:value-type="string">
            <text:p>cDTW + Euclidian</text:p>
          </table:table-cell>
          <table:table-cell table:style-name="ce9" office:value-type="float" office:value="0.5429" calcext:value-type="float">
            <text:p>0,5429</text:p>
          </table:table-cell>
          <table:table-cell table:style-name="ce8" office:value-type="float" office:value="0.6102" calcext:value-type="float">
            <text:p>0,6102</text:p>
          </table:table-cell>
          <table:table-cell table:number-columns-repeated="8"/>
        </table:table-row>
        <table:table-row table:style-name="ro1">
          <table:table-cell/>
          <table:table-cell table:style-name="ce6"/>
          <table:table-cell table:style-name="ce9"/>
          <table:table-cell table:style-name="ce8"/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cDTW</text:p>
          </table:table-cell>
          <table:table-cell table:style-name="ce9" office:value-type="float" office:value="0.5429" calcext:value-type="float">
            <text:p>0,5429</text:p>
          </table:table-cell>
          <table:table-cell table:style-name="ce8" office:value-type="float" office:value="0.585" calcext:value-type="float">
            <text:p>0,585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5 <text:s text:c="8"/></text:p>
          </table:table-cell>
          <table:table-cell table:style-name="ce6" office:value-type="string" calcext:value-type="string">
            <text:p>cDTW + Euclidian</text:p>
          </table:table-cell>
          <table:table-cell table:style-name="ce9" office:value-type="float" office:value="0.5714" calcext:value-type="float">
            <text:p>0,5714</text:p>
          </table:table-cell>
          <table:table-cell table:style-name="ce8" office:value-type="float" office:value="0.6218" calcext:value-type="float">
            <text:p>0,6218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5" office:value-type="string" calcext:value-type="string" table:number-columns-spanned="4" table:number-rows-spanned="1">
            <text:p>Results 1: standardized</text:p>
          </table:table-cell>
          <table:covered-table-cell table:style-name="ce6"/>
          <table:covered-table-cell/>
          <table:covered-table-cell table:style-name="ce6"/>
          <table:table-cell table:number-columns-repeated="8"/>
        </table:table-row>
        <table:table-row table:style-name="ro1">
          <table:table-cell table:style-name="ce6" table:number-columns-repeated="2"/>
          <table:table-cell/>
          <table:table-cell table:style-name="ce6"/>
          <table:table-cell table:number-columns-repeated="8"/>
        </table:table-row>
        <table:table-row table:style-name="ro1">
          <table:table-cell table:style-name="ce7" office:value-type="string" calcext:value-type="string">
            <text:p>Distância</text:p>
          </table:table-cell>
          <table:table-cell table:style-name="ce7" office:value-type="string" calcext:value-type="string">
            <text:p>Parâmetros</text:p>
          </table:table-cell>
          <table:table-cell table:style-name="ce7" office:value-type="string" calcext:value-type="string">
            <text:p>Acurácia</text:p>
          </table:table-cell>
          <table:table-cell table:style-name="ce7" office:value-type="string" calcext:value-type="string">
            <text:p>Precisão</text:p>
          </table:table-cell>
          <table:table-cell table:style-name="ce7" office:value-type="string" calcext:value-type="string">
            <text:p>Recall</text:p>
          </table:table-cell>
          <table:table-cell table:style-name="ce7" office:value-type="string" calcext:value-type="string">
            <text:p>F1-Score</text:p>
          </table:table-cell>
          <table:table-cell table:style-name="ce7" office:value-type="string" calcext:value-type="string">
            <text:p>Tempo (segs)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Manhattan</text:p>
          </table:table-cell>
          <table:table-cell/>
          <table:table-cell table:style-name="ce8" office:value-type="float" office:value="0.3279" calcext:value-type="float">
            <text:p>0,3279</text:p>
          </table:table-cell>
          <table:table-cell table:style-name="ce8" office:value-type="float" office:value="0.3051" calcext:value-type="float">
            <text:p>0,3051</text:p>
          </table:table-cell>
          <table:table-cell table:style-name="ce8" office:value-type="float" office:value="0.3279" calcext:value-type="float">
            <text:p>0,3279</text:p>
          </table:table-cell>
          <table:table-cell table:style-name="ce8" office:value-type="float" office:value="0.2911" calcext:value-type="float">
            <text:p>0,2911</text:p>
          </table:table-cell>
          <table:table-cell table:style-name="ce8" office:value-type="float" office:value="0.033" calcext:value-type="float">
            <text:p>0,0330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Euclidiana</text:p>
          </table:table-cell>
          <table:table-cell/>
          <table:table-cell table:style-name="ce8" office:value-type="float" office:value="0.2705" calcext:value-type="float">
            <text:p>0,2705</text:p>
          </table:table-cell>
          <table:table-cell table:style-name="ce8" office:value-type="float" office:value="0.2453" calcext:value-type="float">
            <text:p>0,2453</text:p>
          </table:table-cell>
          <table:table-cell table:style-name="ce8" office:value-type="float" office:value="0.2705" calcext:value-type="float">
            <text:p>0,2705</text:p>
          </table:table-cell>
          <table:table-cell table:style-name="ce8" office:value-type="float" office:value="0.2394" calcext:value-type="float">
            <text:p>0,2394</text:p>
          </table:table-cell>
          <table:table-cell table:style-name="ce8" office:value-type="float" office:value="0.031" calcext:value-type="float">
            <text:p>0,0310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MSE/RMSE</text:p>
          </table:table-cell>
          <table:table-cell/>
          <table:table-cell table:style-name="ce8" office:value-type="float" office:value="0.2705" calcext:value-type="float">
            <text:p>0,2705</text:p>
          </table:table-cell>
          <table:table-cell table:style-name="ce8" office:value-type="float" office:value="0.2453" calcext:value-type="float">
            <text:p>0,2453</text:p>
          </table:table-cell>
          <table:table-cell table:style-name="ce8" office:value-type="float" office:value="0.2705" calcext:value-type="float">
            <text:p>0,2705</text:p>
          </table:table-cell>
          <table:table-cell table:style-name="ce8" office:value-type="float" office:value="0.2394" calcext:value-type="float">
            <text:p>0,2394</text:p>
          </table:table-cell>
          <table:table-cell table:style-name="ce8" office:value-type="float" office:value="0.5789" calcext:value-type="float">
            <text:p>0,5789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MAE</text:p>
          </table:table-cell>
          <table:table-cell/>
          <table:table-cell table:style-name="ce8" office:value-type="float" office:value="0.3279" calcext:value-type="float">
            <text:p>0,3279</text:p>
          </table:table-cell>
          <table:table-cell table:style-name="ce8" office:value-type="float" office:value="0.3051" calcext:value-type="float">
            <text:p>0,3051</text:p>
          </table:table-cell>
          <table:table-cell table:style-name="ce8" office:value-type="float" office:value="0.3279" calcext:value-type="float">
            <text:p>0,3279</text:p>
          </table:table-cell>
          <table:table-cell table:style-name="ce8" office:value-type="float" office:value="0.2911" calcext:value-type="float">
            <text:p>0,2911</text:p>
          </table:table-cell>
          <table:table-cell table:style-name="ce8" office:value-type="float" office:value="0.1385" calcext:value-type="float">
            <text:p>0,1385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Minkwoski</text:p>
          </table:table-cell>
          <table:table-cell table:style-name="ce8" office:value-type="string" calcext:value-type="string">
            <text:p>p = 3</text:p>
          </table:table-cell>
          <table:table-cell table:style-name="ce8" office:value-type="float" office:value="0.2213" calcext:value-type="float">
            <text:p>0,2213</text:p>
          </table:table-cell>
          <table:table-cell table:style-name="ce8" office:value-type="float" office:value="0.1881" calcext:value-type="float">
            <text:p>0,1881</text:p>
          </table:table-cell>
          <table:table-cell table:style-name="ce8" office:value-type="float" office:value="0.2213" calcext:value-type="float">
            <text:p>0,2213</text:p>
          </table:table-cell>
          <table:table-cell table:style-name="ce8" office:value-type="float" office:value="0.1951" calcext:value-type="float">
            <text:p>0,1951</text:p>
          </table:table-cell>
          <table:table-cell table:style-name="ce8" office:value-type="float" office:value="0.0664" calcext:value-type="float">
            <text:p>0,0664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DTW</text:p>
          </table:table-cell>
          <table:table-cell table:style-name="ce8"/>
          <table:table-cell table:style-name="ce8" office:value-type="float" office:value="0.4918" calcext:value-type="float">
            <text:p>0,4918</text:p>
          </table:table-cell>
          <table:table-cell table:style-name="ce8" office:value-type="float" office:value="0.5649" calcext:value-type="float">
            <text:p>0,5649</text:p>
          </table:table-cell>
          <table:table-cell table:style-name="ce8" office:value-type="float" office:value="0.4918" calcext:value-type="float">
            <text:p>0,4918</text:p>
          </table:table-cell>
          <table:table-cell table:style-name="ce8" office:value-type="float" office:value="0.4969" calcext:value-type="float">
            <text:p>0,4969</text:p>
          </table:table-cell>
          <table:table-cell table:style-name="ce8" office:value-type="float" office:value="1584.0846" calcext:value-type="float">
            <text:p>1584,0846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FastDTW</text:p>
          </table:table-cell>
          <table:table-cell table:style-name="ce8"/>
          <table:table-cell table:style-name="ce8" office:value-type="float" office:value="0.5" calcext:value-type="float">
            <text:p>0,5000</text:p>
          </table:table-cell>
          <table:table-cell table:style-name="ce8" office:value-type="float" office:value="0.5721" calcext:value-type="float">
            <text:p>0,5721</text:p>
          </table:table-cell>
          <table:table-cell table:style-name="ce8" office:value-type="float" office:value="0.5" calcext:value-type="float">
            <text:p>0,5000</text:p>
          </table:table-cell>
          <table:table-cell table:style-name="ce8" office:value-type="float" office:value="0.5035" calcext:value-type="float">
            <text:p>0,5035</text:p>
          </table:table-cell>
          <table:table-cell table:style-name="ce8" office:value-type="float" office:value="124.6732" calcext:value-type="float">
            <text:p>124,6732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cDTW (Paralelogramo de Itakura)</text:p>
          </table:table-cell>
          <table:table-cell table:style-name="ce8" office:value-type="string" calcext:value-type="string">
            <text:p>step = p0sym; win_param = 0,5</text:p>
          </table:table-cell>
          <table:table-cell table:style-name="ce8" office:value-type="float" office:value="0.5" calcext:value-type="float">
            <text:p>0,5000</text:p>
          </table:table-cell>
          <table:table-cell table:style-name="ce8" office:value-type="float" office:value="0.5682" calcext:value-type="float">
            <text:p>0,5682</text:p>
          </table:table-cell>
          <table:table-cell table:style-name="ce8" office:value-type="float" office:value="0.5" calcext:value-type="float">
            <text:p>0,5000</text:p>
          </table:table-cell>
          <table:table-cell table:style-name="ce8" office:value-type="float" office:value="0.4974" calcext:value-type="float">
            <text:p>0,4974</text:p>
          </table:table-cell>
          <table:table-cell table:style-name="ce8" office:value-type="float" office:value="0.6165" calcext:value-type="float">
            <text:p>0,6165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cDTW (Faixa de Sachoe-Chiba)</text:p>
          </table:table-cell>
          <table:table-cell table:style-name="ce8" office:value-type="string" calcext:value-type="string">
            <text:p>step = p0sym; win_param = 0,5</text:p>
          </table:table-cell>
          <table:table-cell office:value-type="float" office:value="0.3443" calcext:value-type="float">
            <text:p>0,3443</text:p>
          </table:table-cell>
          <table:table-cell table:style-name="ce8" office:value-type="float" office:value="0.3272" calcext:value-type="float">
            <text:p>0,3272</text:p>
          </table:table-cell>
          <table:table-cell table:style-name="ce8" office:value-type="float" office:value="0.3443" calcext:value-type="float">
            <text:p>0,3443</text:p>
          </table:table-cell>
          <table:table-cell table:style-name="ce8" office:value-type="float" office:value="0.3108" calcext:value-type="float">
            <text:p>0,3108</text:p>
          </table:table-cell>
          <table:table-cell table:style-name="ce8" office:value-type="float" office:value="0.1546" calcext:value-type="float">
            <text:p>0,1546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LCSS</text:p>
          </table:table-cell>
          <table:table-cell table:style-name="ce8" office:value-type="string" calcext:value-type="string">
            <text:p>eps = 0,15</text:p>
          </table:table-cell>
          <table:table-cell table:style-name="ce8" office:value-type="float" office:value="0.3443" calcext:value-type="float">
            <text:p>0,3443</text:p>
          </table:table-cell>
          <table:table-cell table:style-name="ce8" office:value-type="float" office:value="0.3781" calcext:value-type="float">
            <text:p>0,3781</text:p>
          </table:table-cell>
          <table:table-cell table:style-name="ce8" office:value-type="float" office:value="0.3443" calcext:value-type="float">
            <text:p>0,3443</text:p>
          </table:table-cell>
          <table:table-cell table:style-name="ce8" office:value-type="float" office:value="0.3535" calcext:value-type="float">
            <text:p>0,3535</text:p>
          </table:table-cell>
          <table:table-cell table:style-name="ce8" office:value-type="float" office:value="7.9287" calcext:value-type="float">
            <text:p>7,9287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EDR</text:p>
          </table:table-cell>
          <table:table-cell table:style-name="ce8" office:value-type="string" calcext:value-type="string">
            <text:p>eps = 0,15</text:p>
          </table:table-cell>
          <table:table-cell table:style-name="ce8" office:value-type="float" office:value="0.3443" calcext:value-type="float">
            <text:p>0,3443</text:p>
          </table:table-cell>
          <table:table-cell table:style-name="ce8" office:value-type="float" office:value="0.3914" calcext:value-type="float">
            <text:p>0,3914</text:p>
          </table:table-cell>
          <table:table-cell table:style-name="ce8" office:value-type="float" office:value="0.3443" calcext:value-type="float">
            <text:p>0,3443</text:p>
          </table:table-cell>
          <table:table-cell table:style-name="ce8" office:value-type="float" office:value="0.3573" calcext:value-type="float">
            <text:p>0,3573</text:p>
          </table:table-cell>
          <table:table-cell table:style-name="ce8" office:value-type="float" office:value="9.2358" calcext:value-type="float">
            <text:p>9,2358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MJC</text:p>
          </table:table-cell>
          <table:table-cell table:style-name="ce8"/>
          <table:table-cell table:style-name="ce8" office:value-type="float" office:value="0.123" calcext:value-type="float">
            <text:p>0,1230</text:p>
          </table:table-cell>
          <table:table-cell table:style-name="ce8" office:value-type="float" office:value="0.1063" calcext:value-type="float">
            <text:p>0,1063</text:p>
          </table:table-cell>
          <table:table-cell table:style-name="ce8" office:value-type="float" office:value="0.123" calcext:value-type="float">
            <text:p>0,1230</text:p>
          </table:table-cell>
          <table:table-cell table:style-name="ce8" office:value-type="float" office:value="0.1115" calcext:value-type="float">
            <text:p>0,1115</text:p>
          </table:table-cell>
          <table:table-cell table:style-name="ce8" office:value-type="float" office:value="5.2385" calcext:value-type="float">
            <text:p>5,2385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TWED</text:p>
          </table:table-cell>
          <table:table-cell table:style-name="ce8" office:value-type="string" calcext:value-type="string">
            <text:p>penalty = 0,1; stiffness_coef = 0,15</text:p>
          </table:table-cell>
          <table:table-cell table:style-name="ce8" office:value-type="float" office:value="0.2787" calcext:value-type="float">
            <text:p>0,2787</text:p>
          </table:table-cell>
          <table:table-cell table:style-name="ce8" office:value-type="float" office:value="0.4948" calcext:value-type="float">
            <text:p>0,4948</text:p>
          </table:table-cell>
          <table:table-cell table:style-name="ce8" office:value-type="float" office:value="0.2787" calcext:value-type="float">
            <text:p>0,2787</text:p>
          </table:table-cell>
          <table:table-cell table:style-name="ce8" office:value-type="float" office:value="0.2568" calcext:value-type="float">
            <text:p>0,2568</text:p>
          </table:table-cell>
          <table:table-cell table:style-name="ce8" office:value-type="float" office:value="590.1313" calcext:value-type="float">
            <text:p>590,131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25">
          <table:table-cell table:style-name="ce6"/>
          <table:table-cell table:style-name="ce8" table:number-columns-repeated="6"/>
          <table:table-cell table:number-columns-repeated="5"/>
        </table:table-row>
        <table:table-row table:style-name="ro1"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8"/>
          <table:table-cell table:number-columns-repeated="5"/>
        </table:table-row>
        <table:table-row table:style-name="ro1" table:number-rows-repeated="26">
          <table:table-cell table:style-name="ce6" table:number-columns-repeated="2"/>
          <table:table-cell/>
          <table:table-cell table:style-name="ce6"/>
          <table:table-cell table:number-columns-repeated="8"/>
        </table:table-row>
        <table:table-row table:style-name="ro1" table:number-rows-repeated="104843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3">
      <number:number number:decimal-places="3" number:min-decimal-places="3"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09">
      <number:number number:decimal-places="4" number:min-decimal-places="4" number:min-integer-digits="1" number:grouping="true"/>
    </number:number-style>
    <number:number-style style:name="N108">
      <number:number number:decimal-places="3" number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23T08:37:05.593944135</meta:creation-date>
    <dc:date>2023-12-13T12:10:32.660070052</dc:date>
    <meta:editing-duration>PT5H54M21S</meta:editing-duration>
    <meta:editing-cycles>16</meta:editing-cycles>
    <meta:generator>LibreOffice/7.3.7.2$Linux_X86_64 LibreOffice_project/30$Build-2</meta:generator>
    <meta:document-statistic meta:table-count="1" meta:cell-count="37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text-style style:name="N100">
      <number:text-content/>
    </number:text-style>
    <number:number-style style:name="N109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tick-marks-major-inner="true" chart:tick-marks-major-outer="fals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09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9">
      <style:chart-properties chart:link-data-style-to-source="true"/>
      <style:graphic-properties draw:fill="hatch" draw:fill-color="#ff420e" draw:fill-hatch-name="Black_20_45_20_Degrees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8080" draw:fill-hatch-solid="true"/>
    </style:style>
    <style:style style:name="ch11" style:family="chart">
      <style:chart-properties chart:solid-type="cuboid"/>
      <style:graphic-properties draw:fill-color="#83caff" draw:fill-hatch-name="Black_20_-45_20_Degrees" draw:fill-hatch-solid="true"/>
    </style:style>
    <style:style style:name="ch12" style:family="chart">
      <style:chart-properties chart:solid-type="cuboid"/>
      <style:graphic-properties draw:fill-color="#ffd320" draw:fill-hatch-name="Black_20_0_20_Degrees" draw:fill-hatch-solid="true"/>
    </style:style>
    <style:style style:name="ch13" style:family="chart">
      <style:chart-properties chart:solid-type="cuboid"/>
      <style:graphic-properties draw:fill-color="#aecf00" draw:fill-hatch-name="Black_20_90_20_Degrees" draw:fill-hatch-solid="tru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23cm" svg:height="12.299cm" xlink:href=".." xlink:type="simple" chart:class="chart:bar" chart:style-name="ch1">
        <chart:title svg:x="3.966cm" svg:y="0.372cm" chart:style-name="ch2">
          <text:p>Abordagem 2: Distância Euclidiana</text:p>
        </chart:title>
        <chart:plot-area chart:style-name="ch3" table:cell-range-address="Planilha1.A5:Planilha1.A28 Planilha1.C4:Planilha1.C28" chart:data-source-has-labels="both" svg:x="1.359cm" svg:y="1.405cm" svg:width="15.716cm" svg:height="9.668cm">
          <chart:coordinate-region svg:x="2.642cm" svg:y="1.604cm" svg:width="14.433cm" svg:height="8.972cm"/>
          <chart:axis chart:dimension="x" chart:name="primary-x" chart:style-name="ch4" chartooo:axis-type="auto">
            <chartooo:date-scale/>
            <chart:title svg:x="8.002cm" svg:y="11.318cm" chart:style-name="ch5">
              <text:p>Clusters / Classe</text:p>
            </chart:title>
            <chart:categories table:cell-range-address="Planilha1.A5:Planilha1.A28"/>
          </chart:axis>
          <chart:axis chart:dimension="y" chart:name="primary-y" chart:style-name="ch6">
            <chart:title svg:x="0.451cm" svg:y="6.931cm" chart:style-name="ch7">
              <text:p>Acurácia</text:p>
            </chart:title>
            <chart:grid chart:style-name="ch8" chart:class="major"/>
          </chart:axis>
          <chart:series chart:style-name="ch9" chart:values-cell-range-address="Planilha1.C5:Planilha1.C28" chart:label-cell-address="Planilha1.C4:Planilha1.C4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/>
            <chart:data-point chart:style-name="ch10"/>
            <chart:data-point chart:style-name="ch11"/>
            <chart:data-point chart:style-name="ch12"/>
            <chart:data-point chart:style-name="ch13"/>
            <chart:data-point/>
            <chart:data-point chart:style-name="ch10"/>
            <chart:data-point chart:style-name="ch11"/>
            <chart:data-point chart:style-name="ch12"/>
            <chart:data-point chart:style-name="ch13"/>
            <chart:data-point/>
            <chart:data-point chart:style-name="ch10"/>
            <chart:data-point chart:style-name="ch11"/>
            <chart:data-point chart:style-name="ch12"/>
            <chart:data-point chart:style-name="ch13"/>
            <chart:data-point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uclidean</text:p>
                <draw:g>
                  <svg:desc>Planilha1.C4:Planilha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lanilha1.A5:Planilha1.A28</svg:desc>
                </draw:g>
              </table:table-cell>
              <table:table-cell office:value-type="float" office:value="0.4571">
                <text:p>0.4571</text:p>
                <draw:g>
                  <svg:desc>Planilha1.C5:Planilha1.C2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857">
                <text:p>0.2857</text:p>
              </table:table-cell>
            </table:table-row>
            <table:table-row>
              <table:table-cell office:value-type="string">
                <text:p>1     </text:p>
              </table:table-cell>
              <table:table-cell office:value-type="float" office:value="0.1714">
                <text:p>0.1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714">
                <text:p>0.1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286">
                <text:p>0.4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71">
                <text:p>0.4571</text:p>
              </table:table-cell>
            </table:table-row>
            <table:table-row>
              <table:table-cell office:value-type="string">
                <text:p>2     </text:p>
              </table:table-cell>
              <table:table-cell office:value-type="float" office:value="0.3714">
                <text:p>0.3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286">
                <text:p>0.2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286">
                <text:p>0.4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286">
                <text:p>0.4286</text:p>
              </table:table-cell>
            </table:table-row>
            <table:table-row>
              <table:table-cell office:value-type="string">
                <text:p>3     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57">
                <text:p>0.4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143">
                <text:p>0.5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57">
                <text:p>0.4857</text:p>
              </table:table-cell>
            </table:table-row>
            <table:table-row>
              <table:table-cell office:value-type="string">
                <text:p>4     </text:p>
              </table:table-cell>
              <table:table-cell office:value-type="float" office:value="0.4857">
                <text:p>0.4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429">
                <text:p>0.5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143">
                <text:p>0.5143</text:p>
              </table:table-cell>
            </table:table-row>
            <table:table-row>
              <table:table-cell office:value-type="string">
                <text:p>5     </text:p>
              </table:table-cell>
              <table:table-cell office:value-type="float" office:value="0.4286">
                <text:p>0.4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286">
                <text:p>0.4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text-style style:name="N100">
      <number:text-content/>
    </number:text-style>
    <number:number-style style:name="N109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tick-marks-major-inner="true" chart:tick-marks-major-outer="fals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09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9">
      <style:chart-properties chart:link-data-style-to-source="true"/>
      <style:graphic-properties draw:fill="hatch" draw:fill-color="#ff420e" draw:fill-hatch-name="Black_20_45_20_Degrees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8080" draw:fill-hatch-solid="true"/>
    </style:style>
    <style:style style:name="ch11" style:family="chart">
      <style:chart-properties chart:solid-type="cuboid"/>
      <style:graphic-properties draw:fill-color="#83caff" draw:fill-hatch-name="Black_20_-45_20_Degrees" draw:fill-hatch-solid="true"/>
    </style:style>
    <style:style style:name="ch12" style:family="chart">
      <style:chart-properties chart:solid-type="cuboid"/>
      <style:graphic-properties draw:fill-color="#ffd320" draw:fill-hatch-name="Black_20_0_20_Degrees" draw:fill-hatch-solid="true"/>
    </style:style>
    <style:style style:name="ch13" style:family="chart">
      <style:chart-properties chart:solid-type="cuboid"/>
      <style:graphic-properties draw:fill-color="#aecf00" draw:fill-hatch-name="Black_20_90_20_Degrees" draw:fill-hatch-solid="tru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23cm" svg:height="12.299cm" xlink:href=".." xlink:type="simple" chart:class="chart:bar" chart:style-name="ch1">
        <chart:title svg:x="5.277cm" svg:y="0.36cm" chart:style-name="ch2">
          <text:p>Abordagem 2: FastDTW</text:p>
        </chart:title>
        <chart:plot-area chart:style-name="ch3" table:cell-range-address="Planilha1.A5:Planilha1.A28 Planilha1.C4:Planilha1.C4 Planilha1.D5:Planilha1.D28" chart:data-source-has-labels="both" svg:x="1.359cm" svg:y="1.405cm" svg:width="15.716cm" svg:height="9.668cm">
          <chart:coordinate-region svg:x="2.642cm" svg:y="1.604cm" svg:width="14.433cm" svg:height="8.972cm"/>
          <chart:axis chart:dimension="x" chart:name="primary-x" chart:style-name="ch4" chartooo:axis-type="auto">
            <chartooo:date-scale/>
            <chart:title svg:x="8.004cm" svg:y="11.318cm" chart:style-name="ch5">
              <text:p>Clusters / Classe</text:p>
            </chart:title>
            <chart:categories table:cell-range-address="Planilha1.A5:Planilha1.A28"/>
          </chart:axis>
          <chart:axis chart:dimension="y" chart:name="primary-y" chart:style-name="ch6">
            <chart:title svg:x="0.451cm" svg:y="6.931cm" chart:style-name="ch7">
              <text:p>Acurácia</text:p>
            </chart:title>
            <chart:grid chart:style-name="ch8" chart:class="major"/>
          </chart:axis>
          <chart:series chart:style-name="ch9" chart:values-cell-range-address="Planilha1.D5:Planilha1.D28" chart:label-cell-address="Planilha1.C4:Planilha1.C4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/>
            <chart:data-point chart:style-name="ch10"/>
            <chart:data-point chart:style-name="ch11"/>
            <chart:data-point chart:style-name="ch12"/>
            <chart:data-point chart:style-name="ch13"/>
            <chart:data-point/>
            <chart:data-point chart:style-name="ch10"/>
            <chart:data-point chart:style-name="ch11"/>
            <chart:data-point chart:style-name="ch12"/>
            <chart:data-point chart:style-name="ch13"/>
            <chart:data-point/>
            <chart:data-point chart:style-name="ch10"/>
            <chart:data-point chart:style-name="ch11"/>
            <chart:data-point chart:style-name="ch12"/>
            <chart:data-point chart:style-name="ch13"/>
            <chart:data-point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uclidean</text:p>
                <draw:g>
                  <svg:desc>Planilha1.C4:Planilha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lanilha1.A5:Planilha1.A28</svg:desc>
                </draw:g>
              </table:table-cell>
              <table:table-cell office:value-type="float" office:value="0.5429">
                <text:p>0.5429</text:p>
                <draw:g>
                  <svg:desc>Planilha1.D5:Planilha1.D2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429">
                <text:p>0.3429</text:p>
              </table:table-cell>
            </table:table-row>
            <table:table-row>
              <table:table-cell office:value-type="string">
                <text:p>1     </text:p>
              </table:table-cell>
              <table:table-cell office:value-type="float" office:value="0.2286">
                <text:p>0.2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857">
                <text:p>0.0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57">
                <text:p>0.4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     </text:p>
              </table:table-cell>
              <table:table-cell office:value-type="float" office:value="0.2857">
                <text:p>0.2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143">
                <text:p>0.5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57">
                <text:p>0.4857</text:p>
              </table:table-cell>
            </table:table-row>
            <table:table-row>
              <table:table-cell office:value-type="string">
                <text:p>3     </text:p>
              </table:table-cell>
              <table:table-cell office:value-type="float" office:value="0.4571">
                <text:p>0.4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286">
                <text:p>0.4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57">
                <text:p>0.4857</text:p>
              </table:table-cell>
            </table:table-row>
            <table:table-row>
              <table:table-cell office:value-type="string">
                <text:p>4     </text:p>
              </table:table-cell>
              <table:table-cell office:value-type="float" office:value="0.4857">
                <text:p>0.4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143">
                <text:p>0.5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143">
                <text:p>0.5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57">
                <text:p>0.4857</text:p>
              </table:table-cell>
            </table:table-row>
            <table:table-row>
              <table:table-cell office:value-type="string">
                <text:p>5     </text:p>
              </table:table-cell>
              <table:table-cell office:value-type="float" office:value="0.5143">
                <text:p>0.5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57">
                <text:p>0.48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text-style style:name="N100">
      <number:text-content/>
    </number:text-style>
    <number:number-style style:name="N109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tick-marks-major-inner="true" chart:tick-marks-major-outer="fals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09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9">
      <style:chart-properties chart:link-data-style-to-source="true"/>
      <style:graphic-properties draw:fill="hatch" draw:fill-color="#ff420e" draw:fill-hatch-name="Black_20_45_20_Degrees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8080" draw:fill-hatch-solid="true"/>
    </style:style>
    <style:style style:name="ch11" style:family="chart">
      <style:chart-properties chart:solid-type="cuboid"/>
      <style:graphic-properties draw:fill-color="#83caff" draw:fill-hatch-name="Black_20_-45_20_Degrees" draw:fill-hatch-solid="true"/>
    </style:style>
    <style:style style:name="ch12" style:family="chart">
      <style:chart-properties chart:solid-type="cuboid"/>
      <style:graphic-properties draw:fill-color="#ffd320" draw:fill-hatch-name="Black_20_0_20_Degrees" draw:fill-hatch-solid="true"/>
    </style:style>
    <style:style style:name="ch13" style:family="chart">
      <style:chart-properties chart:solid-type="cuboid"/>
      <style:graphic-properties draw:fill-color="#aecf00" draw:fill-hatch-name="Black_20_90_20_Degrees" draw:fill-hatch-solid="tru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31cm" svg:height="12.3cm" xlink:href=".." xlink:type="simple" chart:class="chart:bar" chart:style-name="ch1">
        <chart:title svg:x="3.587cm" svg:y="0.377cm" chart:style-name="ch2">
          <text:p>Abordagem 3: Classificação híbrida</text:p>
        </chart:title>
        <chart:plot-area chart:style-name="ch3" table:cell-range-address="Planilha1.A35:Planilha1.A48 Planilha1.C4:Planilha1.C4 Planilha1.C35:Planilha1.C48" chart:data-source-has-labels="both" svg:x="1.359cm" svg:y="1.407cm" svg:width="15.724cm" svg:height="9.666cm">
          <chart:coordinate-region svg:x="2.642cm" svg:y="1.606cm" svg:width="14.384cm" svg:height="8.97cm"/>
          <chart:axis chart:dimension="x" chart:name="primary-x" chart:style-name="ch4" chartooo:axis-type="auto">
            <chartooo:date-scale/>
            <chart:title svg:x="8.01cm" svg:y="11.318cm" chart:style-name="ch5">
              <text:p>Clusters / Classe</text:p>
            </chart:title>
            <chart:categories table:cell-range-address="Planilha1.A35:Planilha1.A48"/>
          </chart:axis>
          <chart:axis chart:dimension="y" chart:name="primary-y" chart:style-name="ch6">
            <chart:title svg:x="0.451cm" svg:y="6.932cm" chart:style-name="ch7">
              <text:p>Acurácia</text:p>
            </chart:title>
            <chart:grid chart:style-name="ch8" chart:class="major"/>
          </chart:axis>
          <chart:series chart:style-name="ch9" chart:values-cell-range-address="Planilha1.C35:Planilha1.C48" chart:label-cell-address="Planilha1.C4:Planilha1.C4" chart:class="chart:bar">
            <chart:data-point chart:style-name="ch10"/>
            <chart:data-point chart:style-name="ch11"/>
            <chart:data-point chart:style-name="ch12"/>
            <chart:data-point chart:style-name="ch10"/>
            <chart:data-point chart:style-name="ch11"/>
            <chart:data-point chart:style-name="ch10" chart:repeated="2"/>
            <chart:data-point chart:style-name="ch11"/>
            <chart:data-point chart:style-name="ch13"/>
            <chart:data-point chart:style-name="ch10"/>
            <chart:data-point chart:style-name="ch11" chart:repeated="2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uclidean</text:p>
                <draw:g>
                  <svg:desc>Planilha1.C4:Planilha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lanilha1.A35:Planilha1.A48</svg:desc>
                </draw:g>
              </table:table-cell>
              <table:table-cell office:value-type="float" office:value="0.5714">
                <text:p>0.5714</text:p>
                <draw:g>
                  <svg:desc>Planilha1.C35:Planilha1.C48</svg:desc>
                </draw:g>
              </table:table-cell>
            </table:table-row>
            <table:table-row>
              <table:table-cell office:value-type="string">
                <text:p>1         </text:p>
              </table:table-cell>
              <table:table-cell office:value-type="float" office:value="0.5429">
                <text:p>0.5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714">
                <text:p>0.5714</text:p>
              </table:table-cell>
            </table:table-row>
            <table:table-row>
              <table:table-cell office:value-type="string">
                <text:p>2         </text:p>
              </table:table-cell>
              <table:table-cell office:value-type="float" office:value="0.6857">
                <text:p>0.6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714">
                <text:p>0.5714</text:p>
              </table:table-cell>
            </table:table-row>
            <table:table-row>
              <table:table-cell office:value-type="string">
                <text:p>3         </text:p>
              </table:table-cell>
              <table:table-cell office:value-type="float" office:value="0.6286">
                <text:p>0.6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71">
                <text:p>0.6571</text:p>
              </table:table-cell>
            </table:table-row>
            <table:table-row>
              <table:table-cell office:value-type="string">
                <text:p>4         </text:p>
              </table:table-cell>
              <table:table-cell office:value-type="float" office:value="0.5714">
                <text:p>0.5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429">
                <text:p>0.5429</text:p>
              </table:table-cell>
            </table:table-row>
            <table:table-row>
              <table:table-cell office:value-type="string">
                <text:p>5         </text:p>
              </table:table-cell>
              <table:table-cell office:value-type="float" office:value="0.6286">
                <text:p>0.62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09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tick-marks-major-inner="true" chart:tick-marks-major-outer="fals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9">
      <style:chart-properties chart:link-data-style-to-source="true"/>
      <style:graphic-properties draw:fill="hatch" draw:fill-color="#ff420e" draw:fill-hatch-name="Black_20_45_20_Degrees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8080" draw:fill-hatch-solid="true"/>
    </style:style>
    <style:style style:name="ch11" style:family="chart">
      <style:chart-properties chart:solid-type="cuboid"/>
      <style:graphic-properties draw:fill-color="#83caff" draw:fill-hatch-name="Black_20_-45_20_Degrees" draw:fill-hatch-solid="true"/>
    </style:style>
    <style:style style:name="ch12" style:family="chart">
      <style:chart-properties chart:solid-type="cuboid"/>
      <style:graphic-properties draw:fill-color="#ffd320" draw:fill-hatch-name="Black_20_0_20_Degrees" draw:fill-hatch-solid="true"/>
    </style:style>
    <style:style style:name="ch13" style:family="chart">
      <style:chart-properties chart:solid-type="cuboid"/>
      <style:graphic-properties draw:fill-color="#aecf00" draw:fill-hatch-name="Black_20_90_20_Degrees" draw:fill-hatch-solid="tru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31cm" svg:height="12.3cm" xlink:href=".." xlink:type="simple" chart:class="chart:bar" chart:style-name="ch1">
        <chart:title svg:x="3.589cm" svg:y="0.379cm" chart:style-name="ch2">
          <text:p>Abordagem 3: Classificação híbrida</text:p>
        </chart:title>
        <chart:plot-area chart:style-name="ch3" table:cell-range-address="Planilha1.A35:Planilha1.A48 Planilha1.C4:Planilha1.C4 Planilha1.D35:Planilha1.D48" chart:data-source-has-labels="both" svg:x="1.359cm" svg:y="1.407cm" svg:width="15.724cm" svg:height="9.666cm">
          <chart:coordinate-region svg:x="2.086cm" svg:y="1.606cm" svg:width="14.961cm" svg:height="8.97cm"/>
          <chart:axis chart:dimension="x" chart:name="primary-x" chart:style-name="ch4" chartooo:axis-type="auto">
            <chartooo:date-scale/>
            <chart:title svg:x="8.012cm" svg:y="11.318cm" chart:style-name="ch5">
              <text:p>Clusters / Classe</text:p>
            </chart:title>
            <chart:categories table:cell-range-address="Planilha1.A35:Planilha1.A48"/>
          </chart:axis>
          <chart:axis chart:dimension="y" chart:name="primary-y" chart:style-name="ch6">
            <chart:title svg:x="0.451cm" svg:y="6.932cm" chart:style-name="ch7">
              <text:p>Precisão</text:p>
            </chart:title>
            <chart:grid chart:style-name="ch8" chart:class="major"/>
          </chart:axis>
          <chart:series chart:style-name="ch9" chart:values-cell-range-address="Planilha1.D35:Planilha1.D48" chart:label-cell-address="Planilha1.C4:Planilha1.C4" chart:class="chart:bar">
            <chart:data-point chart:style-name="ch10"/>
            <chart:data-point chart:style-name="ch11"/>
            <chart:data-point chart:style-name="ch12"/>
            <chart:data-point chart:style-name="ch10"/>
            <chart:data-point chart:style-name="ch11"/>
            <chart:data-point chart:style-name="ch10" chart:repeated="2"/>
            <chart:data-point chart:style-name="ch11"/>
            <chart:data-point chart:style-name="ch13"/>
            <chart:data-point chart:style-name="ch10"/>
            <chart:data-point chart:style-name="ch11" chart:repeated="2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uclidean</text:p>
                <draw:g>
                  <svg:desc>Planilha1.C4:Planilha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lanilha1.A35:Planilha1.A48</svg:desc>
                </draw:g>
              </table:table-cell>
              <table:table-cell office:value-type="float" office:value="0.6153">
                <text:p>0.6153</text:p>
                <draw:g>
                  <svg:desc>Planilha1.D35:Planilha1.D48</svg:desc>
                </draw:g>
              </table:table-cell>
            </table:table-row>
            <table:table-row>
              <table:table-cell office:value-type="string">
                <text:p>1         </text:p>
              </table:table-cell>
              <table:table-cell office:value-type="float" office:value="0.6571">
                <text:p>0.6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14">
                <text:p>0.6214</text:p>
              </table:table-cell>
            </table:table-row>
            <table:table-row>
              <table:table-cell office:value-type="string">
                <text:p>2         </text:p>
              </table:table-cell>
              <table:table-cell office:value-type="float" office:value="0.7422">
                <text:p>0.7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827">
                <text:p>0.6827</text:p>
              </table:table-cell>
            </table:table-row>
            <table:table-row>
              <table:table-cell office:value-type="string">
                <text:p>3         </text:p>
              </table:table-cell>
              <table:table-cell office:value-type="float" office:value="0.6707">
                <text:p>0.67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79">
                <text:p>0.6279</text:p>
              </table:table-cell>
            </table:table-row>
            <table:table-row>
              <table:table-cell office:value-type="string">
                <text:p>4         </text:p>
              </table:table-cell>
              <table:table-cell office:value-type="float" office:value="0.7374">
                <text:p>0.7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41">
                <text:p>0.6241</text:p>
              </table:table-cell>
            </table:table-row>
            <table:table-row>
              <table:table-cell office:value-type="string">
                <text:p>5         </text:p>
              </table:table-cell>
              <table:table-cell office:value-type="float" office:value="0.7095">
                <text:p>0.70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</office:styles>
</office:document-styles>
</file>